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P1"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fo:margin-left="0cm" fo:margin-right="0cm" fo:hyphenation-ladder-count="no-limit" fo:text-indent="0cm" style:auto-text-indent="false" style:writing-mode="lr-tb">
        <style:tab-stops>
          <style:tab-stop style:position="7.96cm" style:type="center"/>
          <style:tab-stop style:position="12.383cm"/>
        </style:tab-stops>
      </style:paragraph-properties>
      <style:text-properties fo:hyphenate="false" fo:hyphenation-remain-char-count="2" fo:hyphenation-push-char-count="2"/>
    </style:style>
    <style:style style:name="P4" style:family="paragraph" style:parent-style-name="Standard">
      <style:paragraph-properties fo:margin-left="0cm" fo:margin-right="0cm" fo:hyphenation-ladder-count="no-limit" fo:text-indent="0cm" style:auto-text-indent="false" style:writing-mode="lr-tb"/>
      <style:text-properties style:font-name="Arial" fo:font-size="11pt" fo:language="fr" fo:country="BE" style:font-size-asian="11pt" style:font-name-complex="Arial1" fo:hyphenate="false" fo:hyphenation-remain-char-count="2" fo:hyphenation-push-char-count="2"/>
    </style:style>
    <style:style style:name="P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style:font-name="Arial" fo:font-size="11pt" fo:language="fr" fo:country="BE" style:font-size-asian="11pt" fo:hyphenate="false" fo:hyphenation-remain-char-count="2" fo:hyphenation-push-char-count="2"/>
    </style:style>
    <style:style style:name="P6" style:family="paragraph" style:parent-style-name="Standard">
      <style:paragraph-properties fo:margin-left="0cm" fo:margin-right="0cm" fo:hyphenation-ladder-count="no-limit" fo:text-indent="0cm" style:auto-text-indent="false" style:writing-mode="lr-tb"/>
      <style:text-properties officeooo:paragraph-rsid="00019b36" fo:hyphenate="false" fo:hyphenation-remain-char-count="2" fo:hyphenation-push-char-count="2"/>
    </style:style>
    <style:style style:name="P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8" style:family="paragraph" style:parent-style-name="Standard">
      <style:paragraph-properties fo:margin-left="0cm" fo:margin-right="0cm" fo:text-indent="0cm" style:auto-text-indent="false" style:writing-mode="lr-tb"/>
      <style:text-properties fo:color="#595959" style:font-name="Arial" fo:font-size="11pt" fo:language="fr" fo:country="BE" style:font-size-asian="11pt" style:font-name-complex="Arial1" style:font-size-complex="11pt"/>
    </style:style>
    <style:style style:name="P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0"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1" style:family="paragraph" style:parent-style-name="Standard">
      <style:paragraph-properties fo:margin-left="0cm" fo:margin-right="0cm" fo:text-align="center"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fo:hyphenate="false" fo:hyphenation-remain-char-count="2" fo:hyphenation-push-char-count="2"/>
    </style:style>
    <style:style style:name="P12"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fo:language="fr" fo:country="BE" style:font-size-asian="11pt" fo:hyphenate="false" fo:hyphenation-remain-char-count="2" fo:hyphenation-push-char-count="2"/>
    </style:style>
    <style:style style:name="P13"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fo:hyphenate="false" fo:hyphenation-remain-char-count="2" fo:hyphenation-push-char-count="2"/>
    </style:style>
    <style:style style:name="P14"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FR" style:font-size-asian="11pt" fo:hyphenate="false" fo:hyphenation-remain-char-count="2" fo:hyphenation-push-char-count="2"/>
    </style:style>
    <style:style style:name="P1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fo:hyphenate="false" fo:hyphenation-remain-char-count="2" fo:hyphenation-push-char-count="2"/>
    </style:style>
    <style:style style:name="P16"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color="#595959" style:font-name="Arial" fo:font-size="11pt" style:font-size-asian="11pt" style:font-name-complex="Arial1" fo:hyphenate="false" fo:hyphenation-remain-char-count="2" fo:hyphenation-push-char-count="2"/>
    </style:style>
    <style:style style:name="P17"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style:font-name-complex="Arial1" fo:hyphenate="false" fo:hyphenation-remain-char-count="2" fo:hyphenation-push-char-count="2"/>
    </style:style>
    <style:style style:name="P18"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2pt" fo:language="fr" fo:country="BE" style:font-size-asian="12pt" style:font-name-complex="Arial1" style:font-size-complex="12pt" fo:hyphenate="false" fo:hyphenation-remain-char-count="2" fo:hyphenation-push-char-count="2"/>
    </style:style>
    <style:style style:name="P1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9pt" fo:language="fr" fo:country="BE" fo:font-weight="bold" style:font-size-asian="9pt" style:font-weight-asian="bold" style:font-name-complex="Arial1" style:font-size-complex="9pt" fo:hyphenate="false" fo:hyphenation-remain-char-count="2" fo:hyphenation-push-char-count="2"/>
    </style:style>
    <style:style style:name="P20"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8pt" fo:language="fr" fo:country="BE" style:font-size-asian="8pt" style:font-name-complex="Arial1" style:font-size-complex="8pt" fo:hyphenate="false" fo:hyphenation-remain-char-count="2" fo:hyphenation-push-char-count="2"/>
    </style:style>
    <style:style style:name="P21"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8pt" fo:language="fr" fo:country="BE" fo:font-weight="bold" style:font-size-asian="18pt" style:font-weight-asian="bold" style:font-name-complex="Arial1" style:font-size-complex="18pt" fo:hyphenate="false" fo:hyphenation-remain-char-count="2" fo:hyphenation-push-char-count="2"/>
    </style:style>
    <style:style style:name="P22" style:family="paragraph" style:parent-style-name="Standard">
      <style:paragraph-properties fo:margin-left="0cm" fo:margin-right="0cm" fo:hyphenation-ladder-count="no-limit" fo:text-indent="0cm" style:auto-text-indent="false" style:writing-mode="lr-tb">
        <style:tab-stops>
          <style:tab-stop style:position="15.921cm" style:type="right" style:leader-style="dotted" style:leader-text="."/>
        </style:tab-stops>
      </style:paragraph-properties>
      <style:text-properties fo:hyphenate="false" fo:hyphenation-remain-char-count="2" fo:hyphenation-push-char-count="2"/>
    </style:style>
    <style:style style:name="P23"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24" style:family="paragraph" style:parent-style-name="Standard">
      <style:paragraph-properties fo:margin-left="0cm" fo:margin-right="0cm" fo:text-align="justify" style:justify-single-word="false" fo:orphans="0" fo:widows="0" fo:text-indent="0cm" style:auto-text-indent="false" style:vertical-align="auto" style:writing-mode="lr-tb">
        <style:tab-stops>
          <style:tab-stop style:position="0.958cm"/>
          <style:tab-stop style:position="2.54cm"/>
        </style:tab-stops>
      </style:paragraph-properties>
    </style:style>
    <style:style style:name="P2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31849b" style:font-name="Arial" fo:font-size="18pt" fo:language="fr" fo:country="BE" style:font-size-asian="18pt" style:font-name-complex="Arial1" style:font-size-complex="18pt"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019b36" style:font-name-complex="Arial1"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019b36" style:font-name-complex="Arial1"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paragraph-rsid="00019b36" style:font-name-complex="Arial1" style:font-size-complex="10pt"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1fc805" officeooo:paragraph-rsid="00019b36" style:font-name-complex="Arial1" style:font-size-complex="10pt" fo:hyphenate="false" fo:hyphenation-remain-char-count="2" fo:hyphenation-push-char-count="2"/>
    </style:style>
    <style:style style:name="P30"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fo:color="#595959" style:font-name="Arial" fo:language="en" fo:country="GB" officeooo:rsid="00216496" officeooo:paragraph-rsid="00019b36" style:font-size-complex="10pt" fo:hyphenate="false" fo:hyphenation-remain-char-count="2" fo:hyphenation-push-char-count="2"/>
    </style:style>
    <style:style style:name="P31" style:family="paragraph" style:parent-style-name="Standard">
      <style:paragraph-properties fo:margin-left="0cm" fo:margin-right="0cm" fo:margin-top="0cm" fo:margin-bottom="0cm" loext:contextual-spacing="false" fo:hyphenation-ladder-count="no-limit" fo:text-indent="0cm" style:auto-text-indent="false" style:vertical-align="baseline" style:writing-mode="lr-tb">
        <style:tab-stops>
          <style:tab-stop style:position="-1.27cm"/>
        </style:tab-stops>
      </style:paragraph-properties>
      <style:text-properties officeooo:paragraph-rsid="00019b36" fo:hyphenate="false" fo:hyphenation-remain-char-count="2" fo:hyphenation-push-char-count="2"/>
    </style:style>
    <style:style style:name="P32"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officeooo:paragraph-rsid="00019b36" fo:hyphenate="false" fo:hyphenation-remain-char-count="2" fo:hyphenation-push-char-count="2"/>
    </style:style>
    <style:style style:name="P33"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officeooo:rsid="001fc805" officeooo:paragraph-rsid="00019b36" style:font-name-complex="Arial1" fo:hyphenate="false" fo:hyphenation-remain-char-count="2" fo:hyphenation-push-char-count="2"/>
    </style:style>
    <style:style style:name="P34" style:family="paragraph" style:parent-style-name="Standard">
      <style:paragraph-properties fo:margin-left="1.27cm" fo:margin-right="0cm" fo:margin-top="0cm" fo:margin-bottom="0cm" loext:contextual-spacing="false" fo:hyphenation-ladder-count="no-limit" fo:text-indent="-1.27cm" style:auto-text-indent="false" style:vertical-align="baseline" style:writing-mode="lr-tb">
        <style:tab-stops>
          <style:tab-stop style:position="-1.27cm"/>
          <style:tab-stop style:position="0cm"/>
        </style:tab-stops>
      </style:paragraph-properties>
      <style:text-properties fo:color="#595959" style:font-name="Arial" fo:language="en" fo:country="GB" officeooo:paragraph-rsid="00019b36" style:font-name-complex="Arial1" fo:hyphenate="false" fo:hyphenation-remain-char-count="2" fo:hyphenation-push-char-count="2"/>
    </style:style>
    <style:style style:name="P35"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P36" style:family="paragraph" style:parent-style-name="Standard" style:master-page-name="Standard">
      <style:paragraph-properties fo:margin-left="0cm" fo:margin-right="0cm" fo:text-align="center" style:justify-single-word="false" fo:hyphenation-ladder-count="no-limit" fo:text-indent="0cm" style:auto-text-indent="false" style:page-number="1" style:writing-mode="lr-tb"/>
      <style:text-properties fo:color="#f8d730" style:font-name="Arial" fo:font-size="18pt" fo:language="fr" fo:country="BE" fo:font-weight="bold" style:font-size-asian="18pt" style:font-weight-asian="bold" style:font-name-complex="Arial1" style:font-size-complex="18pt" fo:hyphenate="false" fo:hyphenation-remain-char-count="2" fo:hyphenation-push-char-count="2"/>
    </style:style>
    <style:style style:name="P37" style:family="paragraph" style:parent-style-name="Standard">
      <style:paragraph-properties fo:margin-left="0cm" fo:margin-right="0cm" fo:hyphenation-ladder-count="no-limit" fo:text-indent="0cm" style:auto-text-indent="false" style:writing-mode="lr-tb"/>
      <style:text-properties fo:color="#595959" style:font-name="Arial" fo:font-size="11pt" fo:language="fr" fo:country="BE" officeooo:paragraph-rsid="00019b36" style:font-size-asian="11pt" style:font-name-complex="Arial1" style:font-size-complex="10pt" fo:hyphenate="false" fo:hyphenation-remain-char-count="2" fo:hyphenation-push-char-count="2"/>
    </style:style>
    <style:style style:name="P38" style:family="paragraph" style:parent-style-name="Standard">
      <style:paragraph-properties fo:margin-left="0cm" fo:margin-right="0cm" fo:text-align="justify" style:justify-single-word="false" fo:orphans="0" fo:widows="0" fo:text-indent="0cm" style:auto-text-indent="false" style:vertical-align="auto" style:writing-mode="lr-tb"/>
      <style:text-properties fo:color="#595959" style:font-name="Arial" fo:font-size="11pt" fo:language="fr" fo:country="BE" style:font-size-asian="11pt" style:font-name-complex="Arial1" style:font-size-complex="11pt"/>
    </style:style>
    <style:style style:name="P39"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style:font-name-complex="Arial1" style:font-size-complex="11pt" fo:hyphenate="false" fo:hyphenation-remain-char-count="2" fo:hyphenation-push-char-count="2"/>
    </style:style>
    <style:style style:name="P40"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size-asian="11pt" fo:hyphenate="false" fo:hyphenation-remain-char-count="2" fo:hyphenation-push-char-count="2"/>
    </style:style>
    <style:style style:name="P41" style:family="paragraph" style:parent-style-name="Standard">
      <style:paragraph-properties fo:margin-left="0cm" fo:margin-right="0cm" fo:text-align="justify" style:justify-single-word="false" fo:hyphenation-ladder-count="no-limit" fo:text-indent="0cm" style:auto-text-indent="false" style:writing-mode="lr-tb">
        <style:tab-stops>
          <style:tab-stop style:position="-1.27cm"/>
        </style:tab-stops>
      </style:paragraph-properties>
      <style:text-properties fo:color="#595959" style:font-name="Arial" fo:font-size="11pt" fo:language="fr" fo:country="BE" style:font-name-asian="Calibri1" style:font-size-asian="11pt" style:font-name-complex="Arial1" style:font-size-complex="11pt" fo:hyphenate="false" fo:hyphenation-remain-char-count="2" fo:hyphenation-push-char-count="2"/>
    </style:style>
    <style:style style:name="P42"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fo:language="fr" fo:country="FR" style:font-size-asian="11pt" fo:hyphenate="false" fo:hyphenation-remain-char-count="2" fo:hyphenation-push-char-count="2"/>
    </style:style>
    <style:style style:name="P43"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color="#595959" style:font-name="Arial" fo:font-size="11pt" style:font-size-asian="11pt" fo:hyphenate="false" fo:hyphenation-remain-char-count="2" fo:hyphenation-push-char-count="2"/>
    </style:style>
    <style:style style:name="P44"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language="fr" fo:country="BE" fo:hyphenate="false" fo:hyphenation-remain-char-count="2" fo:hyphenation-push-char-count="2"/>
    </style:style>
    <style:style style:name="P45" style:family="paragraph" style:parent-style-name="Standard">
      <style:paragraph-properties fo:margin-left="0cm" fo:margin-right="0cm" fo:hyphenation-ladder-count="no-limit" fo:text-indent="0cm" style:auto-text-indent="false" style:writing-mode="lr-tb">
        <style:tab-stops>
          <style:tab-stop style:position="-1.27cm"/>
        </style:tab-stops>
      </style:paragraph-properties>
      <style:text-properties fo:hyphenate="false" fo:hyphenation-remain-char-count="2" fo:hyphenation-push-char-count="2"/>
    </style:style>
    <style:style style:name="P46" style:family="paragraph">
      <loext:graphic-properties draw:fill="none" draw:fill-color="#5f497a"/>
    </style:style>
    <style:style style:name="P47" style:family="paragraph">
      <loext:graphic-properties draw:fill="none" draw:fill-color="#ffffff"/>
    </style:style>
    <style:style style:name="P48" style:family="paragraph">
      <loext:graphic-properties draw:fill-color="#ffffff"/>
    </style:style>
    <style:style style:name="T1" style:family="text">
      <style:text-properties fo:color="#f8d730"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T2" style:family="text">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T3"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T4" style:family="text">
      <style:text-properties fo:color="#595959" style:font-name="Arial" fo:font-size="11pt" fo:language="fr" fo:country="BE" style:font-size-asian="11pt"/>
    </style:style>
    <style:style style:name="T5" style:family="text">
      <style:text-properties fo:color="#595959" style:font-name="Arial" fo:font-size="11pt" fo:language="fr" fo:country="BE" style:font-size-asian="11pt" style:font-name-complex="Arial1"/>
    </style:style>
    <style:style style:name="T6" style:family="text">
      <style:text-properties fo:color="#595959" style:font-name="Arial" fo:font-size="11pt" fo:language="fr" fo:country="BE" style:font-size-asian="11pt" style:font-name-complex="Arial1" style:font-size-complex="11pt"/>
    </style:style>
    <style:style style:name="T7" style:family="text">
      <style:text-properties fo:color="#595959" style:font-name="Arial" fo:font-size="11pt" fo:language="fr" fo:country="BE" style:font-size-asian="11pt" style:font-size-complex="11pt"/>
    </style:style>
    <style:style style:name="T8" style:family="text">
      <style:text-properties fo:color="#595959" style:font-name="Arial" fo:font-size="11pt" fo:language="fr" fo:country="BE" officeooo:rsid="0001b7c0" style:font-size-asian="11pt"/>
    </style:style>
    <style:style style:name="T9" style:family="text">
      <style:text-properties fo:color="#595959" style:font-name="Arial" fo:font-size="11pt" fo:language="fr" fo:country="BE" fo:font-weight="bold" style:font-size-asian="11pt" style:font-weight-asian="bold"/>
    </style:style>
    <style:style style:name="T10" style:family="text">
      <style:text-properties fo:color="#595959" style:font-name="Arial" fo:font-size="11pt" fo:language="fr" fo:country="BE" fo:font-weight="bold" style:font-size-asian="11pt" style:font-weight-asian="bold" style:font-name-complex="Arial1"/>
    </style:style>
    <style:style style:name="T11" style:family="text">
      <style:text-properties fo:color="#595959" style:font-name="Arial" fo:font-size="11pt" fo:language="fr" fo:country="BE" fo:font-weight="bold" style:font-size-asian="11pt" style:font-weight-asian="bold" style:font-name-complex="Arial1" style:font-size-complex="11pt"/>
    </style:style>
    <style:style style:name="T12" style:family="text">
      <style:text-properties fo:color="#595959" style:font-name="Arial" fo:font-size="11pt" fo:language="fr" fo:country="BE" fo:font-weight="bold" style:font-size-asian="11pt" style:font-weight-asian="bold" style:font-size-complex="11pt"/>
    </style:style>
    <style:style style:name="T13" style:family="text">
      <style:text-properties fo:color="#595959" style:font-name="Arial" fo:font-size="11pt" fo:language="fr" fo:country="BE" fo:font-weight="bold" officeooo:rsid="0001b7c0" style:font-size-asian="11pt" style:font-weight-asian="bold"/>
    </style:style>
    <style:style style:name="T14" style:family="text">
      <style:text-properties fo:color="#595959" style:font-name="Arial" fo:font-size="11pt" fo:font-weight="bold" style:font-size-asian="11pt" style:font-weight-asian="bold" style:font-name-complex="Arial1" style:font-size-complex="11pt"/>
    </style:style>
    <style:style style:name="T15" style:family="text">
      <style:text-properties fo:color="#595959" style:font-name="Arial" fo:font-size="11pt" style:font-size-asian="11pt"/>
    </style:style>
    <style:style style:name="T16" style:family="text">
      <style:text-properties fo:color="#595959" style:font-name="Arial" fo:font-size="11pt" style:font-size-asian="11pt" style:font-name-complex="Arial1" style:font-size-complex="11pt"/>
    </style:style>
    <style:style style:name="T17" style:family="text">
      <style:text-properties fo:color="#595959" style:font-name="Arial" fo:font-size="11pt" officeooo:rsid="0001b7c0" style:font-size-asian="11pt"/>
    </style:style>
    <style:style style:name="T18" style:family="text">
      <style:text-properties fo:color="#595959" style:font-name="Arial" fo:font-size="11pt" fo:language="fr" fo:country="FR" style:font-size-asian="11pt"/>
    </style:style>
    <style:style style:name="T19" style:family="text">
      <style:text-properties fo:color="#595959" style:font-name="Arial" fo:font-size="11pt" fo:language="fr" fo:country="FR" officeooo:rsid="0001b7c0" style:font-size-asian="11pt"/>
    </style:style>
    <style:style style:name="T20" style:family="text">
      <style:text-properties fo:color="#595959" style:font-name="Arial" fo:font-size="11pt" fo:language="en" fo:country="GB" style:font-size-asian="11pt" style:font-size-complex="10pt"/>
    </style:style>
    <style:style style:name="T21" style:family="text">
      <style:text-properties fo:color="#595959" style:font-name="Arial" fo:font-size="11pt" fo:language="en" fo:country="GB" officeooo:rsid="00216496" style:font-size-asian="11pt" style:font-size-complex="10pt"/>
    </style:style>
    <style:style style:name="T22" style:family="text">
      <style:text-properties fo:color="#595959" style:font-name="Arial" fo:font-size="11pt" fo:language="en" fo:country="GB" officeooo:rsid="001fc805" style:font-name-asian="Cambria Math" style:font-size-asian="11pt" style:language-asian="en" style:country-asian="US" style:font-name-complex="Arial1" style:font-size-complex="11pt" style:language-complex="ar" style:country-complex="SA"/>
    </style:style>
    <style:style style:name="T23" style:family="text">
      <style:text-properties fo:color="#595959" style:font-name="Arial" fo:font-weight="bold" style:font-weight-asian="bold" style:font-name-complex="Arial1"/>
    </style:style>
    <style:style style:name="T24" style:family="text">
      <style:text-properties fo:color="#595959" style:font-name="Arial" style:font-name-complex="Arial1"/>
    </style:style>
    <style:style style:name="T25" style:family="text">
      <style:text-properties fo:color="#595959" style:font-name="Arial" officeooo:rsid="001fc805" style:font-name-complex="Arial1"/>
    </style:style>
    <style:style style:name="T26" style:family="text">
      <style:text-properties fo:color="#595959" style:font-name="Arial" fo:font-size="8pt" fo:language="fr" fo:country="BE" fo:font-weight="bold" style:font-size-asian="8pt" style:font-weight-asian="bold" style:font-name-complex="Arial1" style:font-size-complex="8pt"/>
    </style:style>
    <style:style style:name="T27" style:family="text">
      <style:text-properties fo:color="#595959" style:font-name="Arial" fo:language="en" fo:country="GB" style:font-size-complex="10pt"/>
    </style:style>
    <style:style style:name="T28" style:family="text">
      <style:text-properties fo:color="#595959" style:font-name="Arial" fo:language="en" fo:country="GB" officeooo:rsid="001fc805" style:font-size-complex="10pt"/>
    </style:style>
    <style:style style:name="T29" style:family="text">
      <style:text-properties fo:color="#595959" style:font-name="Arial" fo:language="en" fo:country="GB" officeooo:rsid="00216496" style:font-size-complex="10pt"/>
    </style:style>
    <style:style style:name="T30" style:family="text">
      <style:text-properties fo:color="#595959" style:font-name="Arial" fo:language="en" fo:country="GB" style:font-name-complex="Arial1"/>
    </style:style>
    <style:style style:name="T31" style:family="text">
      <style:text-properties fo:color="#595959" style:font-name="Arial" fo:language="en" fo:country="GB" style:font-name-complex="Arial1" style:font-size-complex="10pt"/>
    </style:style>
    <style:style style:name="T32" style:family="text">
      <style:text-properties fo:color="#595959" style:font-name="Arial" fo:language="en" fo:country="GB" officeooo:rsid="001fc805" style:font-name-complex="Arial1" style:font-size-complex="10pt"/>
    </style:style>
    <style:style style:name="T33" style:family="text">
      <style:text-properties fo:color="#595959" style:font-name="Arial" fo:language="en" fo:country="GB" fo:font-weight="bold" style:font-weight-asian="bold" style:font-name-complex="Arial1"/>
    </style:style>
    <style:style style:name="T34" style:family="text">
      <style:text-properties fo:color="#595959" style:font-name="Arial" fo:font-size="12pt" fo:language="nl" fo:country="NL" fo:font-weight="bold" style:font-size-asian="12pt" style:font-weight-asian="bold" style:font-name-complex="Arial1" style:font-size-complex="12pt"/>
    </style:style>
    <style:style style:name="T35" style:family="text">
      <style:text-properties fo:color="#595959" style:font-name="Arial" fo:language="nl" fo:country="NL" style:font-name-complex="Arial1"/>
    </style:style>
    <style:style style:name="T36" style:family="text">
      <style:text-properties style:font-name="Arial" fo:font-size="14pt" fo:language="fr" fo:country="BE" style:font-size-asian="14pt" style:font-name-complex="Arial1"/>
    </style:style>
    <style:style style:name="T37" style:family="text">
      <style:text-properties style:font-name="Arial" fo:font-size="11pt" fo:language="fr" fo:country="BE" style:font-size-asian="11pt"/>
    </style:style>
    <style:style style:name="T38" style:family="text">
      <style:text-properties style:font-name="Webdings" style:font-name-asian="Webdings1" style:font-name-complex="Webdings1"/>
    </style:style>
    <style:style style:name="T39" style:family="text">
      <style:text-properties officeooo:rsid="000300d4"/>
    </style:style>
    <style:style style:name="T40" style:family="text">
      <style:text-properties fo:color="#f8d730" style:text-outline="true" style:font-name="Calibri" fo:font-size="11pt" fo:language="nl" fo:country="BE" style:font-size-asian="11pt" style:language-asian="nl" style:country-asian="BE" style:font-name-complex="Times New Roman1" style:font-size-complex="11pt" style:language-complex="ar" style:country-complex="SA"/>
    </style:style>
    <style:style style:name="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026cm" svg:stroke-color="#5f497a" draw:fill="none" draw:fill-color="#5f497a" fo:min-height="0cm" fo:min-width="0cm" style:run-through="foreground"/>
    </style:style>
    <style:style style:name="gr3" style:family="graphic">
      <style:graphic-properties draw:stroke="none" svg:stroke-width="0.026cm" svg:stroke-color="#5f497a" draw:fill="none" draw:fill-color="#ffffff" fo:min-height="0cm" fo:min-width="0cm" style:run-through="foreground"/>
    </style:style>
    <style:style style:name="gr4" style:family="graphic">
      <style:graphic-properties draw:stroke="none" svg:stroke-width="0.026cm" svg:stroke-color="#000000" draw:fill="none" draw:fill-color="#ffffff" fo:min-height="0cm" fo:min-width="0cm" style:run-through="foreground"/>
    </style:style>
    <style:style style:name="gr5" style:family="graphic">
      <style:graphic-properties draw:stroke="solid" svg:stroke-width="0.051cm" svg:stroke-color="#f8d730" draw:fill="none" draw:fill-color="#ffffff" fo:min-height="0cm" fo:min-width="0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6cm" svg:stroke-color="#000000"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CONTRAT DE TRAVAIL A DUREE DETERMINEE POUR FLEXI-JOB <text:span text:style-name="T39">OUVRIER</text:span></text:p>
      <text:p text:style-name="P3"><text:span text:style-name="T36"><text:tab/></text:span><draw:custom-shape text:anchor-type="char" draw:z-index="0" draw:style-name="gr6" draw:text-style-name="P48" svg:width="0.003cm" svg:height="0.003cm" svg:x="12.347cm" svg:y="0.268cm"><text:p/><draw:enhanced-geometry svg:viewBox="0 0 21600 21600" draw:type="mso-spt32" draw:enhanced-path="M 0 0 L 21600 21600 N"/></draw:custom-shape><text:span text:style-name="T36"><text:tab/> <text:s text:c="10"/></text:span></text:p>
      <text:p text:style-name="P4"/>
      <text:p text:style-name="P6"><text:span text:style-name="T4"><text:s/></text:span><text:span text:style-name="T20">E</text:span><text:span text:style-name="T21">NTRE</text:span><text:span text:style-name="T20"> les parties soussigné</text:span><text:span text:style-name="T21">e</text:span><text:span text:style-name="T20">s:</text:span></text:p>
      <text:p text:style-name="P32"><text:span text:style-name="T30">-<text:tab/></text:span><text:span text:style-name="T27">d’une part</text:span><text:span text:style-name="T30"><text:tab/><text:tab/><text:tab/><text:tab/></text:span><text:span text:style-name="T33">TRANS TECHNICS SERVICES</text:span></text:p>
      <text:p text:style-name="P32"><text:span text:style-name="T30"><text:tab/></text:span><text:span text:style-name="T27">dont le siège social est établià</text:span><text:span text:style-name="T30"><text:tab/></text:span><text:span text:style-name="T22">Rue de la Fourche, 8</text:span></text:p>
      <text:p text:style-name="P32"><text:span text:style-name="T30"><text:tab/><text:tab/><text:tab/><text:tab/><text:tab/><text:tab/></text:span><text:span text:style-name="T24">1000 – BRUXELLES 1</text:span></text:p>
      <text:p text:style-name="P32"><text:span text:style-name="T24"><text:tab/><text:tab/><text:tab/><text:tab/><text:tab/><text:tab/></text:span><text:span text:style-name="T25">RPM: BE0.422.634.443</text:span></text:p>
      <text:p text:style-name="P33"><text:tab/><text:tab/><text:tab/><text:tab/><text:tab/><text:tab/>ONSS: 0488.450-28</text:p>
      <text:p text:style-name="P33"><text:tab/>représentée par son gérant,<text:tab/><text:tab/>Christian Drappier</text:p>
      <text:p text:style-name="P26"/>
      <text:p text:style-name="P27">ET</text:p>
      <text:p text:style-name="P31"><text:span text:style-name="T30"><text:tab/></text:span><text:span text:style-name="T27">d’autre part</text:span><text:span text:style-name="T30"><text:tab/><text:tab/><text:tab/><text:tab/></text:span><text:span text:style-name="T34"> </text:span></text:p>
      <text:p text:style-name="P31"><text:span text:style-name="T30"><text:tab/>Avec numéro régistre national<text:tab/></text:span><text:span text:style-name="T35">000000. 000-00</text:span></text:p>
      <text:p text:style-name="P31"><text:span text:style-name="T30"><text:tab/></text:span><text:span text:style-name="T27">domicilié.</text:span><text:span text:style-name="T28">e</text:span><text:span text:style-name="T27"> à:<text:tab/><text:tab/><text:tab/><text:tab/></text:span><text:span text:style-name="T29">Rue<text:tab/></text:span></text:p>
      <text:p text:style-name="P30"><text:tab/><text:tab/><text:tab/><text:tab/><text:tab/><text:tab/>Code - Ville</text:p>
      <text:p text:style-name="P28"><text:tab/></text:p>
      <text:p text:style-name="P31"><text:span text:style-name="T31"><text:tab/></text:span><text:span text:style-name="T32">GSM:</text:span></text:p>
      <text:p text:style-name="P29"><text:tab/>Courriel:</text:p>
      <text:p text:style-name="P29"><text:tab/>IBAN:</text:p>
      <text:p text:style-name="P31"><text:span text:style-name="T32"><text:tab/></text:span><text:span text:style-name="T30"><text:tab/><text:tab/><text:tab/><text:tab/></text:span></text:p>
      <text:p text:style-name="P34"><text:tab/><text:tab/><text:tab/><text:tab/><text:tab/><text:tab/> <text:s text:c="72"/></text:p>
      <text:p text:style-name="P32"><text:span text:style-name="T30"><text:tab/></text:span><text:span text:style-name="T27">ci-après dénommé le travailleur,</text:span></text:p>
      <text:p text:style-name="P26"/>
      <text:p text:style-name="P37">il a été convenu ce qui suit :</text:p>
      <text:p text:style-name="P18"><draw:custom-shape text:anchor-type="char" draw:z-index="1" draw:style-name="gr5" draw:text-style-name="P47" svg:width="15.876cm" svg:height="0.003cm" svg:x="0cm" svg:y="0.381cm"><text:p/><draw:enhanced-geometry svg:viewBox="0 0 21600 21600" draw:type="mso-spt32" draw:enhanced-path="M 0 0 L 21600 21600 N"/></draw:custom-shape></text:p>
      <text:p text:style-name="P9"/>
      <text:p text:style-name="P19"/>
      <text:p text:style-name="P7"><text:span text:style-name="T38">&lt;&lt;</text:span><text:span text:style-name="T11"> Article 1</text:span></text:p>
      <text:p text:style-name="P20"/>
      <text:p text:style-name="P22"><text:span text:style-name="T4">En exécution de la convention-cadre conclu entre les deux parties le </text:span><text:span text:style-name="T9"><text:s/></text:span><text:span text:style-name="T13">#date#</text:span></text:p>
      <text:p text:style-name="P22"><text:span text:style-name="T4">La catégorie d’emploi du travailler est </text:span><text:span text:style-name="T8">la catégorie #catégorie#</text:span><text:span text:style-name="T23">.</text:span></text:p>
      <text:p text:style-name="P12"/>
      <text:p text:style-name="P23"><text:span text:style-name="T15">Sa </text:span><text:span text:style-name="T4">mission</text:span><text:span text:style-name="T15"> </text:span><text:span text:style-name="T4">consistera</text:span><text:span text:style-name="T15"> </text:span><text:span text:style-name="T4">principalement</text:span><text:span text:style-name="T15"> à : </text:span><text:span text:style-name="T17">#description_job#</text:span><text:span text:style-name="T15">.</text:span></text:p>
      <text:p text:style-name="P10"/>
      <text:p text:style-name="P38">L'employeur se réserve toutefois le droit d'occuper l'employé(e) à d'autres tâches et à d'autres emplacements, en fonction des besoins ressentis dans l'entreprise. Il est entendu que ces activités correspondent aux capacités et au rang de l'employé(e) et se situent dans le prolongement de ces tâches actuelles. Ces modifications ne seront pas considérées comme une modification des conditions essentielles du contrat de travail.</text:p>
      <text:p text:style-name="P41"><text:s/></text:p>
      <text:p text:style-name="P7"><text:span text:style-name="T38">&lt;&lt;</text:span><text:span text:style-name="T10"> </text:span><text:span text:style-name="T11">Article 2</text:span></text:p>
      <text:p text:style-name="P20"/>
      <text:p text:style-name="P7"><text:span text:style-name="T4">Ce contrat est conclu pour une durée déterminée qui prend cours le </text:span><text:span text:style-name="T8">#date_in#</text:span><text:span text:style-name="T23"> </text:span><text:span text:style-name="T4">et prend fin le </text:span><text:span text:style-name="T8">#date_out#</text:span><text:span text:style-name="T4"> </text:span><text:span text:style-name="T14"><text:s/></text:span><text:span text:style-name="T7">.</text:span></text:p>
      <text:p text:style-name="P25"/>
      <text:p text:style-name="P7"><text:span text:style-name="T38">&lt;&lt;</text:span><text:span text:style-name="T10"> </text:span><text:span text:style-name="T11">Article 3</text:span></text:p>
      <text:p text:style-name="P20"/>
      <text:p text:style-name="P7"><text:span text:style-name="T4">La rémunération brute du travailleur s’élève à, </text:span><text:span text:style-name="T8">selon</text:span><text:span text:style-name="T4"> la convention-cadre, </text:span><text:span text:style-name="T8">#salaire_horaire#</text:span><text:span text:style-name="T4"> </text:span><text:span text:style-name="T16">.</text:span></text:p>
      <text:p text:style-name="P9"/>
      <text:p text:style-name="P7"><text:span text:style-name="T4">Cette rémunération est payable</text:span><text:span text:style-name="T7"> par virement sur un compte bancaire ou chèque postal.</text:span></text:p>
      <text:p text:style-name="P11"/>
      <text:p text:style-name="P24"><text:span text:style-name="T6">Il est convenu de manière expresse que toute autre rémunération ou gratification que l'employeur pourrait octroyer à titre exceptionnel ou périodiquement au travailleur, en dehors </text:span><text:soft-page-break/><text:span text:style-name="T6">des éléments salariaux susvisés et sauf disposition contraire, constituera un cadeau et ne pourra dès lors jamais donner lieu à des droits pour l'avenir.</text:span></text:p>
      <text:p text:style-name="P44"/>
      <text:p text:style-name="P7"><text:span text:style-name="T38">&lt;&lt;</text:span><text:span text:style-name="T10"> </text:span><text:span text:style-name="T11">Article 4</text:span></text:p>
      <text:p text:style-name="P20"/>
      <text:p text:style-name="P14">Régime horaire entièrement variable :</text:p>
      <text:p text:style-name="P14"/>
      <text:p text:style-name="P7"><text:span text:style-name="T18">Le travailleur est engagé dans un régime de travail à temps plein variable. La durée hebdomadaire moyenne de travail et de </text:span><text:span text:style-name="T19">38,</text:span><text:span text:style-name="T14">00 </text:span><text:span text:style-name="T18"><text:s text:c="2"/>heures sera réalisée sur <text:s/>base annuelle.</text:span></text:p>
      <text:p text:style-name="P14">Sa répartition sur les jours et heures de la semaine est variable.</text:p>
      <text:p text:style-name="P13"/>
      <text:p text:style-name="P13">En cas où l’employeur utilise le système de la “grande flexibilité”, les prestations peuvent être augmentées jusqu’à 11 heures/jour et 50 heures/semaine, selon les modalités décrites dans le règlement de travail.</text:p>
      <text:p text:style-name="P13"/>
      <text:p text:style-name="P13">Des changements à l’horaire ne peuvent pas être considérés comme des changements essentiels du contrat de travail.</text:p>
      <text:p text:style-name="P9"/>
      <text:p text:style-name="P9"/>
      <text:p text:style-name="P7"><text:span text:style-name="T38">&lt;&lt;</text:span><text:span text:style-name="T10"> </text:span><text:span text:style-name="T11">Article 5</text:span></text:p>
      <text:p text:style-name="P8"/>
      <text:p text:style-name="P2"><text:span text:style-name="T6">Le travailleur est lié au lieu de travail qui se trouve à: </text:span><text:span text:style-name="T14">TRANS TECHNICS SERVICES RUE DE LA FOURCHE 8 1000 <text:s text:c="2"/>BRUXELLES 1.</text:span></text:p>
      <text:p text:style-name="P8"/>
      <text:p text:style-name="P39">Les deux parties se déclarent explicitement d'accord sur le fait que le lieu de travail ne constitue pas une condition essentielle du contrat de travail et que le travailleur peut être employé dans un autre lieu de travail dans l’avenir.</text:p>
      <text:p text:style-name="P21"/>
      <text:p text:style-name="P7"><text:span text:style-name="T38">&lt;&lt;</text:span><text:span text:style-name="T10"> </text:span><text:span text:style-name="T11">Article 6</text:span></text:p>
      <text:p text:style-name="P20"/>
      <text:p text:style-name="P14">Le travailleur reconnaît par la présente avoir reçu une copie du règlement de travail.</text:p>
      <text:p text:style-name="P9"/>
      <text:p text:style-name="P10"/>
      <text:p text:style-name="P22"><text:span text:style-name="T4">Fait en double à </text:span><text:span text:style-name="T14">BRUXELLES 1</text:span><text:span text:style-name="T24"> </text:span><text:span text:style-name="T4">le </text:span><text:span text:style-name="T8">#date_jour#</text:span><text:span text:style-name="T14"> </text:span><text:span text:style-name="T12">.</text:span></text:p>
      <text:p text:style-name="P13">Chaque partie confirme avoir reçu un original.</text:p>
      <text:p text:style-name="P5"/>
      <text:p text:style-name="P5"/>
      <text:p text:style-name="P5"/>
      <text:p text:style-name="P5"/>
      <text:p text:style-name="P13">L’Employé<text:tab/><text:tab/><text:tab/><text:tab/><text:tab/><text:tab/><text:tab/>L’Employeur</text:p>
      <text:p text:style-name="P7"><text:span text:style-name="T4">“Pour accord”</text:span><text:span text:style-name="T37"> </text:span><text:span text:style-name="T26">(écrit en main propre)</text:span><text:span text:style-name="T5"><text:tab/></text:span><text:span text:style-name="T37"><text:tab/><text:tab/><text:tab/></text:span><text:span text:style-name="T4">Pour accord</text:span></text:p>
      <text:p text:style-name="P15">Signature<text:tab/><text:tab/><text:tab/><text:tab/><text:tab/><text:tab/><text:tab/>Signature</text:p>
      <text:p text:style-name="P15"/>
      <text:p text:style-name="P16"/>
      <text:p text:style-name="P17"/>
      <text:p text:style-name="P17"/>
      <text:p text:style-name="P17"/>
      <text:p text:style-name="P15"/>
      <text:p text:style-name="P15">……………………………………<text:tab/><text:tab/><text:tab/><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ebdings" svg:font-family="Webdings"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Univers (WN)" svg:font-family="'Univers (W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B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baseline"/>
      <style:text-properties style:font-name="Univers (WN)" fo:font-family="'Univers (WN)'" style:font-family-generic="roman" style:font-pitch="variable" fo:font-size="10pt" fo:language="nl" fo:country="NL" style:font-name-asian="Courier New" style:font-family-asian="'Courier New'"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nl" fo:country="BE" style:font-name-asian="Courier New" style:font-family-asian="'Courier New'" style:font-family-generic-asian="system" style:font-pitch-asian="variable" style:font-size-asian="10pt" style:language-asian="nl" style:country-asian="BE" style:font-name-complex="Times New Roman1" style:font-family-complex="'Times New Roman'" style:font-family-generic-complex="system" style:font-pitch-complex="variable" style:font-size-complex="10pt" style:language-complex="ar" style:country-complex="SA"/>
    </style:style>
    <style:style style:name="inhopg_20_1" style:display-name="inhopg 1" style:family="paragraph" style:parent-style-name="Standard" style:default-outline-level="">
      <style:paragraph-properties fo:margin-left="1.27cm" fo:margin-right="1.27cm" fo:margin-top="0.847cm" fo:margin-bottom="0cm" loext:contextual-spacing="false"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2" style:display-name="inhopg 2" style:family="paragraph" style:parent-style-name="Standard" style:default-outline-level="">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3" style:display-name="inhopg 3" style:family="paragraph" style:parent-style-name="Standard" style:default-outline-level="">
      <style:paragraph-properties fo:margin-left="3.81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4" style:display-name="inhopg 4" style:family="paragraph" style:parent-style-name="Standard" style:default-outline-level="">
      <style:paragraph-properties fo:margin-left="5.08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5" style:display-name="inhopg 5" style:family="paragraph" style:parent-style-name="Standard" style:default-outline-level="">
      <style:paragraph-properties fo:margin-left="6.35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hopg_20_6" style:display-name="inhopg 6" style:family="paragraph" style:parent-style-name="Standard" style:default-outline-level="">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inhopg_20_7" style:display-name="inhopg 7" style:family="paragraph" style:parent-style-name="Standard" style:default-outline-level="">
      <style:paragraph-properties fo:margin-left="1.27cm" fo:margin-right="0cm" fo:hyphenation-ladder-count="no-limit" fo:text-indent="-1.27cm" style:auto-text-indent="false"/>
      <style:text-properties fo:language="en" fo:country="US" fo:hyphenate="false" fo:hyphenation-remain-char-count="2" fo:hyphenation-push-char-count="2"/>
    </style:style>
    <style:style style:name="inhopg_20_8" style:display-name="inhopg 8" style:family="paragraph" style:parent-style-name="Standard" style:default-outline-level="">
      <style:paragraph-properties fo:margin-left="1.27cm" fo:margin-right="0cm" fo:hyphenation-ladder-count="no-limit" fo:text-indent="-1.27cm" style:auto-text-indent="false">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inhopg_20_9" style:display-name="inhopg 9" style:family="paragraph" style:parent-style-name="Standard" style:default-outline-level="">
      <style:paragraph-properties fo:margin-left="1.27cm" fo:margin-right="0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dex_20_1" style:display-name="index 1" style:family="paragraph" style:parent-style-name="Standard" style:default-outline-level="">
      <style:paragraph-properties fo:margin-left="2.54cm" fo:margin-right="1.27cm" fo:hyphenation-ladder-count="no-limit" fo:text-indent="-2.54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index_20_2" style:display-name="index 2" style:family="paragraph" style:parent-style-name="Standard" style:default-outline-level="">
      <style:paragraph-properties fo:margin-left="2.54cm" fo:margin-right="1.27cm" fo:hyphenation-ladder-count="no-limit" fo:text-indent="-1.27cm" style:auto-text-indent="false">
        <style:tab-stops>
          <style:tab-stop style:position="15.875cm" style:leader-style="dotted" style:leader-text="."/>
          <style:tab-stop style:position="16.51cm" style:type="right"/>
        </style:tab-stops>
      </style:paragraph-properties>
      <style:text-properties fo:language="en" fo:country="US" fo:hyphenate="false" fo:hyphenation-remain-char-count="2" fo:hyphenation-push-char-count="2"/>
    </style:style>
    <style:style style:name="bronvermelding" style:family="paragraph" style:parent-style-name="Standard" style:default-outline-level="">
      <style:paragraph-properties fo:hyphenation-ladder-count="no-limit">
        <style:tab-stops>
          <style:tab-stop style:position="15.875cm"/>
          <style:tab-stop style:position="16.51cm" style:type="right"/>
        </style:tab-stops>
      </style:paragraph-properties>
      <style:text-properties fo:language="en" fo:country="US" fo:hyphenate="false" fo:hyphenation-remain-char-count="2" fo:hyphenation-push-char-count="2"/>
    </style:style>
    <style:style style:name="bijschrift" style:family="paragraph" style:parent-style-name="Standard" style:default-outline-level="">
      <style:text-properties fo:font-size="12pt" style:font-size-asian="12pt"/>
    </style:style>
    <style:style style:name="Footnote" style:family="paragraph" style:parent-style-name="Standard" style:default-outline-level="" style:class="extra"/>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Normal_20_Indent" style:display-name="Normal Indent" style:family="paragraph" style:parent-style-name="Standard" style:default-outline-level="">
      <style:paragraph-properties fo:margin-left="2cm" fo:margin-right="0cm" fo:line-height="0.494cm" fo:text-indent="0cm" style:auto-text-indent="false" style:vertical-align="auto"/>
      <style:text-properties style:font-name="Arial" fo:font-family="Arial" style:font-family-generic="roman" style:font-pitch="variable" style:language-asian="nl" style:country-asian="NL"/>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1pt" fo:language="nl" fo:country="BE" style:font-name-asian="Courier New" style:font-family-asian="'Courier New'" style:font-family-generic-asian="system" style:font-pitch-asian="variable" style:font-size-asian="11pt" style:language-asian="nl" style:country-asian="BE" style:font-name-complex="Times New Roman1"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_5f_Equation_20_Caption" style:display-name="_Equation Caption" style:family="text"/>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Standaardinspringing_20_Char" style:display-name="Standaardinspringing Char" style:family="text">
      <style:text-properties style:font-name="Arial" fo:font-family="Arial" style:font-family-generic="roman" style:font-pitch="variable"/>
    </style:style>
    <style:style style:name="Ballontekst_20_Char" style:display-name="Ballontekst Char" style:family="text">
      <style:text-properties style:font-name="Tahoma" fo:font-family="Tahoma" style:font-family-generic="roman" style:font-pitch="variable" fo:font-size="8pt" fo:language="nl" fo:country="NL" style:font-size-asian="8pt" style:language-asian="en" style:country-asian="US"/>
    </style:style>
    <style:style style:name="Voettekst_20_Char" style:display-name="Voettekst Char" style:family="text">
      <style:text-properties style:font-name="Univers (WN)" fo:font-family="'Univers (WN)'" style:font-family-generic="roman" style:font-pitch="variable" fo:language="nl" fo:country="NL" style:language-asian="en" style:country-asian="US"/>
    </style:style>
    <style:style style:name="Koptekst_20_Char" style:display-name="Koptekst Char" style:family="text">
      <style:text-properties style:font-name="Univers (WN)" fo:font-family="'Univers (WN)'" style:font-family-generic="roman" style:font-pitch="variable" fo:language="nl" fo:country="NL" style:language-asian="en" style:country-asian="US"/>
    </style:style>
    <style:style style:name="Geen_20_afstand_20_Char" style:display-name="Geen afstand Char" style:family="text">
      <style:text-properties style:font-name="Calibri" fo:font-family="Calibri" style:font-family-generic="roman" style:font-pitch="variable" fo:font-size="11pt" style:font-size-asian="11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905cm"/>
        </style:list-level-properties>
        <style:text-properties fo:font-family="Arial" style:font-style-name="Normal"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MP2" style:family="paragraph">
      <loext:graphic-properties draw:fill="none" draw:fill-color="#5f497a"/>
    </style:style>
    <style:style style:name="MP3" style:family="paragraph">
      <loext:graphic-properties draw:fill="none" draw:fill-color="#ffffff"/>
    </style:style>
    <style:style style:name="MP4" style:family="paragraph" style:parent-style-name="Footer">
      <style:paragraph-properties fo:margin-left="0cm" fo:margin-right="0cm" fo:text-align="center" style:justify-single-word="false" fo:orphans="2" fo:widows="2" fo:text-indent="0cm" style:auto-text-indent="false" style:vertical-align="baseline" style:writing-mode="lr-tb">
        <style:tab-stops>
          <style:tab-stop style:position="8.001cm" style:type="center"/>
          <style:tab-stop style:position="16.002cm" style:type="right"/>
        </style:tab-stops>
      </style:paragraph-properties>
    </style:style>
    <style:style style:name="MT1" style:family="text">
      <style:text-properties fo:color="#f8d730" style:text-outline="true" style:font-name="Calibri" fo:font-size="11pt" fo:language="nl" fo:country="BE" style:font-size-asian="11pt" style:language-asian="nl" style:country-asian="BE" style:font-name-complex="Times New Roman1" style:font-size-complex="11pt" style:language-complex="ar" style:country-complex="SA"/>
    </style:style>
    <style:style style:name="MT2" style:family="text">
      <style:text-properties fo:color="#f8d730" style:font-name="Calibri" fo:font-size="10pt" fo:language="nl" fo:country="NL" fo:font-weight="bold" style:font-size-asian="10pt" style:language-asian="en" style:country-asian="US" style:font-weight-asian="bold" style:font-name-complex="Calibri1" style:font-size-complex="10pt" style:language-complex="ar" style:country-complex="SA"/>
    </style:style>
    <style:style style:name="MT3" style:family="text">
      <style:text-properties fo:color="#595959" style:font-name="Calibri" fo:font-size="10pt" fo:language="nl" fo:country="NL" style:font-size-asian="10pt" style:language-asian="en" style:country-asian="US" style:font-name-complex="Calibri1" style:font-size-complex="10pt" style:language-complex="ar" style:country-complex="SA"/>
    </style:style>
    <style:style style:name="MT4" style:family="text">
      <style:text-properties fo:color="#595959" style:font-name="Webdings" fo:font-size="10pt" fo:language="nl" fo:country="NL" style:font-name-asian="Webdings1" style:font-size-asian="10pt" style:language-asian="en" style:country-asian="US" style:font-name-complex="Webdings1" style:font-size-complex="10pt" style:language-complex="ar" style:country-complex="SA"/>
    </style:style>
    <style:style style:name="Mgr1"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none" svg:stroke-width="0.026cm" svg:stroke-color="#5f497a" draw:fill="none" draw:fill-color="#5f497a" fo:min-height="0cm" fo:min-width="0cm" style:run-through="foreground"/>
    </style:style>
    <style:style style:name="Mgr3" style:family="graphic">
      <style:graphic-properties draw:stroke="none" svg:stroke-width="0.026cm" svg:stroke-color="#5f497a" draw:fill="none" draw:fill-color="#ffffff" fo:min-height="0cm" fo:min-width="0cm" style:run-through="foreground"/>
    </style:style>
    <style:style style:name="Mgr4" style:family="graphic">
      <style:graphic-properties draw:stroke="none" svg:stroke-width="0.026cm" svg:stroke-color="#000000" draw:fill="none" draw:fill-color="#ffffff" fo:min-height="0cm" fo:min-width="0cm" style:run-through="foreground"/>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g text:anchor-type="char" draw:z-index="5" draw:style-name="Mgr1"><draw:custom-shape draw:name="Rectangle 8" draw:style-name="Mgr2" draw:text-style-name="MP2" svg:width="0.953cm" svg:height="5.285cm" draw:transform="rotate (-3.14159265358979) translate (2.53823611111111cm 8.22701388888889cm)"><text:p/><draw:enhanced-geometry draw:mirror-vertical="true" svg:viewBox="0 0 21600 21600" draw:type="rectangle" draw:enhanced-path="M 0 0 L 21600 0 21600 21600 0 21600 0 0 Z N"/></draw:custom-shape><draw:custom-shape draw:name="AutoShape 9" draw:style-name="Mgr3" draw:text-style-name="MP3" svg:width="1.588cm" svg:height="0.003cm" draw:transform="rotate (-3.14159265358979) translate (4.12673611111111cm 68.9637638888889cm)"><text:p/><draw:enhanced-geometry draw:mirror-vertical="true" svg:viewBox="0 0 21600 21600" draw:type="mso-spt32" draw:enhanced-path="M 0 0 L 21600 21600 N"/></draw:custom-shape></draw:g><draw:g text:anchor-type="char" draw:z-index="3" draw:style-name="Mgr1"><draw:custom-shape draw:name="Rectangle 10" draw:style-name="Mgr4" draw:text-style-name="MP3" svg:width="0.398cm" svg:height="0.495cm" draw:transform="rotate (-3.14159265358979) translate (1.81504166666667cm 7.89204166666667cm)"><text:p><text:span text:style-name="MT1"><text:s/></text:span>X</text:p><draw:enhanced-geometry draw:mirror-vertical="true" svg:viewBox="0 0 21600 21600" draw:type="rectangle" draw:enhanced-path="M 0 0 L 21600 0 21600 21600 0 21600 0 0 Z N"/></draw:custom-shape></draw:g>CDD Flexi, horaire variable.</text:p>
      </style:header>
      <style:footer>
        <text:p text:style-name="MP4"><text:span text:style-name="MT2">HORECAFOCUS <text:s text:c="2"/></text:span><text:span text:style-name="MT3">advieskantoor </text:span><text:span text:style-name="MT4">&lt;</text:span><text:span text:style-name="MT3"> sociaal bureau <text:s text:c="20"/>www.horecafocus.be</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rbeidsovereenkomst voor arbeiders - onbepaalde duur - voltijds</dc:title>
    <meta:initial-creator>Monique Kempeneer</meta:initial-creator>
    <meta:creation-date>2018-08-22T23:20:00</meta:creation-date>
    <dc:date>2019-10-07T12:11:21.739000000</dc:date>
    <meta:print-date>2012-06-25T11:45:00</meta:print-date>
    <meta:editing-cycles>5</meta:editing-cycles>
    <meta:editing-duration>PT5M20S</meta:editing-duration>
    <meta:generator>LibreOffice/6.3.1.2$Windows_X86_64 LibreOffice_project/b79626edf0065ac373bd1df5c28bd630b4424273</meta:generator>
    <meta:document-statistic meta:table-count="0" meta:image-count="0" meta:object-count="0" meta:page-count="2" meta:paragraph-count="53" meta:word-count="484" meta:character-count="3294" meta:non-whitespace-character-count="2664"/>
    <meta:user-defined meta:name="Company">DI/KA</meta:user-defined>
    <meta:user-defined meta:name="Operator">Lorelien Vandenberghe</meta:user-defined>
  </office:meta>
</office:document-meta>
</file>